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1c1c1c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1c1c1c"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1c1c1c" fo:border-left="none" fo:border-right="none" fo:border-top="0.06pt solid #000000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0.06pt solid #000000" fo:background-color="#1c1c1c" fo:border-left="none" fo:border-right="none" fo:border-top="none"/>
    </style:style>
    <style:style style:name="ce29" style:family="table-cell" style:parent-style-name="Default">
      <style:table-cell-properties fo:background-color="#000000" fo:border="non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1c1c1c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9" table:number-columns-repeated="2"/>
          <table:table-cell table:style-name="ce5" table:number-columns-repeated="6"/>
          <table:table-cell table:style-name="ce9" table:number-columns-repeated="2"/>
          <table:table-cell table:style-name="ce5" table:number-columns-repeated="3"/>
          <table:table-cell table:style-name="ce12"/>
          <table:table-cell table:style-name="ce6" office:value-type="float" office:value="0" calcext:value-type="float">
            <text:p>0</text:p>
          </table:table-cell>
          <table:table-cell/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1" calcext:value-type="float">
            <text:p>1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 table:number-columns-repeated="10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2" calcext:value-type="float">
            <text:p>2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 table:number-columns-repeated="10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4" calcext:value-type="float">
            <text:p>4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5" calcext:value-type="float">
            <text:p>5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6" calcext:value-type="float">
            <text:p>6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 table:style-name="ce6" table:number-columns-repeated="6"/>
          <table:table-cell table:style-name="ce10"/>
          <table:table-cell table:style-name="ce6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8" calcext:value-type="float">
            <text:p>8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10"/>
          <table:table-cell table:style-name="ce6" table:number-columns-repeated="8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10"/>
          <table:table-cell table:style-name="ce7"/>
          <table:table-cell table:style-name="ce6" table:number-columns-repeated="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10" calcext:value-type="float">
            <text:p>10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 table:number-columns-repeated="3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8" table:number-columns-repeated="3"/>
          <table:table-cell table:style-name="ce15"/>
          <table:table-cell table:style-name="ce6" office:value-type="float" office:value="11" calcext:value-type="float">
            <text:p>11</text:p>
          </table:table-cell>
          <table:table-cell/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42"/>
        </table:table-row>
        <table:table-row table:style-name="ro1">
          <table:table-cell table:style-name="ce1"/>
          <table:table-cell table:style-name="ce5" table:number-columns-repeated="3"/>
          <table:table-cell table:style-name="ce9" table:number-columns-repeated="2"/>
          <table:table-cell table:style-name="ce5" table:number-columns-repeated="6"/>
          <table:table-cell table:style-name="ce9" table:number-columns-repeated="2"/>
          <table:table-cell table:style-name="ce5" table:number-columns-repeated="3"/>
          <table:table-cell table:style-name="ce12"/>
          <table:table-cell table:style-name="ce6" office:value-type="float" office:value="0" calcext:value-type="float">
            <text:p>0</text:p>
          </table:table-cell>
          <table:table-cell/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1" calcext:value-type="float">
            <text:p>1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 table:number-columns-repeated="10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2" calcext:value-type="float">
            <text:p>2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 table:number-columns-repeated="10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 table:style-name="ce29"/>
          <table:table-cell table:style-name="ce6"/>
          <table:table-cell table:style-name="ce7" table:number-columns-repeated="2"/>
          <table:table-cell table:style-name="ce6"/>
          <table:table-cell table:style-name="ce29"/>
          <table:table-cell table:style-name="ce10"/>
          <table:table-cell table:style-name="ce6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4" calcext:value-type="float">
            <text:p>4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5" calcext:value-type="float">
            <text:p>5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6" calcext:value-type="float">
            <text:p>6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 table:style-name="ce29"/>
          <table:table-cell table:style-name="ce6"/>
          <table:table-cell table:style-name="ce7" table:number-columns-repeated="2"/>
          <table:table-cell table:style-name="ce6"/>
          <table:table-cell table:style-name="ce29"/>
          <table:table-cell table:style-name="ce10"/>
          <table:table-cell table:style-name="ce6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 table:style-name="ce6" table:number-columns-repeated="6"/>
          <table:table-cell table:style-name="ce10"/>
          <table:table-cell table:style-name="ce6"/>
          <table:table-cell table:style-name="ce7"/>
          <table:table-cell/>
          <table:table-cell table:style-name="ce7"/>
          <table:table-cell table:style-name="ce14"/>
          <table:table-cell table:style-name="ce6" office:value-type="float" office:value="8" calcext:value-type="float">
            <text:p>8</text:p>
          </table:table-cell>
          <table:table-cell/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6"/>
          <table:table-cell table:style-name="ce10"/>
          <table:table-cell table:style-name="ce6" table:number-columns-repeated="8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2"/>
          <table:table-cell table:style-name="ce7"/>
          <table:table-cell table:style-name="ce10"/>
          <table:table-cell table:style-name="ce7"/>
          <table:table-cell table:style-name="ce6" table:number-columns-repeated="6"/>
          <table:table-cell table:style-name="ce7"/>
          <table:table-cell table:style-name="ce6"/>
          <table:table-cell table:style-name="ce7"/>
          <table:table-cell/>
          <table:table-cell table:style-name="ce6"/>
          <table:table-cell table:style-name="ce13"/>
          <table:table-cell table:style-name="ce6" office:value-type="float" office:value="10" calcext:value-type="float">
            <text:p>10</text:p>
          </table:table-cell>
          <table:table-cell/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 table:number-columns-repeated="3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8" table:number-columns-repeated="3"/>
          <table:table-cell table:style-name="ce15"/>
          <table:table-cell table:style-name="ce6" office:value-type="float" office:value="11" calcext:value-type="float">
            <text:p>11</text:p>
          </table:table-cell>
          <table:table-cell/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 table:number-rows-repeated="20">
          <table:table-cell table:number-columns-repeated="42"/>
        </table:table-row>
        <table:table-row table:style-name="ro1">
          <table:table-cell table:number-columns-repeated="13"/>
          <table:table-cell table:style-name="ce20"/>
          <table:table-cell table:style-name="ce21"/>
          <table:table-cell table:style-name="ce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13"/>
          <table:table-cell table:style-name="ce21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3"/>
          <table:table-cell table:style-name="ce20"/>
          <table:table-cell table:style-name="ce21"/>
          <table:table-cell table:style-name="ce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6:57:32.3580076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4:27:17.320000000</meta:creation-date>
    <dc:date>2021-01-26T17:32:02.524286621</dc:date>
    <meta:editing-duration>PT18M4S</meta:editing-duration>
    <meta:editing-cycles>5</meta:editing-cycles>
    <meta:generator>LibreOffice/6.0.7.3$Linux_X86_64 LibreOffice_project/00m0$Build-3</meta:generator>
    <meta:document-statistic meta:table-count="1" meta:cell-count="501" meta:object-count="0"/>
  </office:meta>
</office:document-meta>
</file>